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swiss"/>
    <style:font-face style:name="Arial3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6.75cm" fo:min-width="13.5cm"/>
    </style:style>
    <style:style style:name="gr2" style:family="graphic" style:parent-style-name="objectwithoutfill">
      <style:graphic-properties svg:stroke-width="0.053cm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865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1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style:font-name="Times New Roman1" fo:font-size="14pt"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1" fo:font-style="normal" style:font-style-asian="normal" style:font-style-complex="normal"/>
    </style:style>
    <style:style style:name="P6" style:family="paragraph">
      <loext:graphic-properties draw:fill-color="#000000"/>
      <style:paragraph-properties fo:text-align="center"/>
      <style:text-properties style:font-name="Times New Roman1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P8" style:family="paragraph">
      <loext:graphic-properties draw:fill-color="#ffffff"/>
      <style:paragraph-properties fo:text-align="center"/>
      <style:text-properties style:font-name="Times New Roman1"/>
    </style:style>
    <style:style style:name="T1" style:family="text">
      <style:text-properties style:font-name="Times New Roman1" fo:font-size="14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70%" style:font-name="Times New Roman1" fo:font-size="14pt" fo:font-style="normal" style:font-size-asian="12pt" style:font-style-asian="normal" style:font-size-complex="12pt" style:font-style-complex="normal"/>
    </style:style>
    <style:style style:name="T3" style:family="text">
      <style:text-properties style:font-name="Times New Roman1" fo:font-style="italic" style:font-name-asian="Arial3" style:font-style-asian="italic" style:font-name-complex="Arial3" style:font-style-complex="italic"/>
    </style:style>
    <style:style style:name="T4" style:family="text">
      <style:text-properties style:text-position="-33% 58%" style:font-name="Times New Roman1" fo:font-style="normal" style:font-name-asian="Arial3" style:font-style-asian="normal" style:font-name-complex="Arial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9cm" svg:y1="1cm" svg:x2="1.9cm" svg:y2="1cm">
          <text:p/>
        </draw:line>
        <draw:line draw:style-name="gr3" draw:text-style-name="P2" draw:layer="layout" svg:x1="8.9cm" svg:y1="1.8cm" svg:x2="9.9cm" svg:y2="1.8cm">
          <text:p/>
        </draw:line>
        <draw:rect draw:style-name="gr4" draw:text-style-name="P4" draw:layer="layout" svg:width="1.4cm" svg:height="0.7cm" svg:x="3.7cm" svg:y="0.65cm">
          <text:p text:style-name="P3"><text:span text:style-name="T1">R</text:span><text:span text:style-name="T2">1</text:span></text:p>
        </draw:rect>
        <draw:frame draw:style-name="gr5" draw:text-style-name="P5" draw:layer="layout" svg:width="1.2cm" svg:height="1.115cm" svg:x="8.8cm" svg:y="1.9cm">
          <draw:text-box>
            <text:p text:style-name="P3"><text:span text:style-name="T3">U</text:span><text:span text:style-name="T4">5</text:span></text:p>
          </draw:text-box>
        </draw:frame>
        <draw:custom-shape draw:style-name="gr6" draw:text-style-name="P6" draw:layer="layout" svg:width="0.4cm" svg:height="0.4cm" draw:transform="rotate (-3.14159265358979) translate (2.1cm 2.4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6cm" svg:height="1.2cm" svg:x="0.4cm" svg:y="1.6cm">
          <draw:text-box>
            <text:p text:style-name="P3"><text:span text:style-name="T3">I</text:span><text:span text:style-name="T4">0</text:span></text:p>
          </draw:text-box>
        </draw:frame>
        <draw:line draw:style-name="gr8" draw:text-style-name="P2" draw:layer="layout" svg:x1="6.9cm" svg:y1="6cm" svg:x2="6.9cm" svg:y2="1cm">
          <text:p/>
        </draw:line>
        <draw:line draw:style-name="gr8" draw:text-style-name="P2" draw:layer="layout" svg:x1="1.9cm" svg:y1="6cm" svg:x2="1.9cm" svg:y2="1cm">
          <text:p/>
        </draw:line>
        <draw:line draw:style-name="gr8" draw:text-style-name="P2" draw:layer="layout" svg:x1="11.9cm" svg:y1="6cm" svg:x2="11.9cm" svg:y2="1cm">
          <text:p/>
        </draw:line>
        <draw:line draw:style-name="gr2" draw:text-style-name="P2" draw:layer="layout" svg:x1="11.9cm" svg:y1="6cm" svg:x2="1.9cm" svg:y2="6cm">
          <text:p/>
        </draw:line>
        <draw:line draw:style-name="gr8" draw:text-style-name="P2" draw:layer="layout" svg:x1="1.9cm" svg:y1="6cm" svg:x2="6.9cm" svg:y2="1cm">
          <text:p/>
        </draw:line>
        <draw:rect draw:style-name="gr4" draw:text-style-name="P4" draw:layer="layout" svg:width="1.4cm" svg:height="0.7cm" draw:transform="rotate (0.785398163397448) translate (3.658cm 3.747cm)">
          <text:p text:style-name="P3"><text:span text:style-name="T1">R</text:span><text:span text:style-name="T2">2</text:span></text:p>
        </draw:rect>
        <draw:rect draw:style-name="gr4" draw:text-style-name="P4" draw:layer="layout" svg:width="1.4cm" svg:height="0.7cm" svg:x="3.7cm" svg:y="5.65cm">
          <text:p text:style-name="P3"><text:span text:style-name="T1">R</text:span><text:span text:style-name="T2">3</text:span></text:p>
        </draw:rect>
        <draw:rect draw:style-name="gr4" draw:text-style-name="P4" draw:layer="layout" svg:width="1.4cm" svg:height="0.7cm" draw:transform="rotate (1.5707963267949) translate (6.55cm 4.2cm)">
          <text:p text:style-name="P3"><text:span text:style-name="T1">R</text:span><text:span text:style-name="T2">4</text:span></text:p>
        </draw:rect>
        <draw:rect draw:style-name="gr4" draw:text-style-name="P4" draw:layer="layout" svg:width="1.4cm" svg:height="0.7cm" draw:transform="rotate (1.5707963267949) translate (11.55cm 4.2cm)">
          <text:p text:style-name="P3"><text:span text:style-name="T1">R</text:span><text:span text:style-name="T2">6</text:span></text:p>
        </draw:rect>
        <draw:circle draw:style-name="gr9" draw:text-style-name="P8" draw:layer="layout" svg:width="1cm" svg:height="1cm" svg:x="1.4cm" svg:y="3cm">
          <text:p/>
        </draw:circle>
        <draw:circle draw:style-name="gr9" draw:text-style-name="P8" draw:layer="layout" svg:width="1cm" svg:height="1cm" svg:x="8.9cm" svg:y="0.5cm">
          <text:p/>
        </draw:circle>
        <draw:line draw:style-name="gr3" draw:text-style-name="P2" draw:layer="layout" svg:x1="1.1cm" svg:y1="3cm" svg:x2="1.1cm" svg:y2="4cm">
          <text:p/>
        </draw:line>
        <draw:frame draw:style-name="gr5" draw:text-style-name="P5" draw:layer="layout" svg:width="1.2cm" svg:height="1.115cm" svg:x="-0.1cm" svg:y="2.943cm">
          <draw:text-box>
            <text:p text:style-name="P3"><text:span text:style-name="T3">U</text:span><text:span text:style-name="T4">0</text:span></text:p>
          </draw:text-box>
        </draw:frame>
        <draw:circle draw:style-name="gr10" draw:text-style-name="P6" draw:layer="layout" svg:width="0.2cm" svg:height="0.2cm" svg:x="6.8cm" svg:y="5.9cm">
          <text:p/>
        </draw:circle>
        <draw:circle draw:style-name="gr10" draw:text-style-name="P6" draw:layer="layout" svg:width="0.2cm" svg:height="0.2cm" svg:x="1.8cm" svg:y="5.9cm">
          <text:p/>
        </draw:circle>
        <draw:circle draw:style-name="gr10" draw:text-style-name="P6" draw:layer="layout" svg:width="0.2cm" svg:height="0.2cm" svg:x="6.8cm" svg:y="0.9cm">
          <text:p/>
        </draw:circle>
        <draw:custom-shape draw:style-name="gr6" draw:text-style-name="P6" draw:layer="layout" svg:width="0.4cm" svg:height="0.4cm" draw:transform="rotate (-3.14159265358979) translate (7.101cm 2.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5cm" svg:height="1.2cm" svg:x="6.9cm" svg:y="1.5cm">
          <draw:text-box>
            <text:p text:style-name="P3"><text:span text:style-name="T3">I</text:span><text:span text:style-name="T4">4</text:span></text:p>
          </draw:text-box>
        </draw:frame>
        <draw:custom-shape draw:style-name="gr6" draw:text-style-name="P6" draw:layer="layout" svg:width="0.4cm" svg:height="0.4cm" draw:transform="rotate (-1.5707963267949) translate (9.6cm 5.8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5cm" svg:height="1.2cm" svg:x="8.6cm" svg:y="4.8cm">
          <draw:text-box>
            <text:p text:style-name="P3"><text:span text:style-name="T3">I</text:span><text:span text:style-name="T4">6</text:span></text:p>
          </draw:text-box>
        </draw:frame>
        <draw:custom-shape draw:style-name="gr6" draw:text-style-name="P6" draw:layer="layout" svg:width="0.4cm" svg:height="0.4cm" draw:transform="rotate (1.5707963267949) translate (5.7cm 6.20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5cm" svg:height="1.2cm" svg:x="5.1cm" svg:y="4.8cm">
          <draw:text-box>
            <text:p text:style-name="P3"><text:span text:style-name="T3">I</text:span><text:span text:style-name="T4">3</text:span></text:p>
          </draw:text-box>
        </draw:frame>
        <draw:custom-shape draw:style-name="gr6" draw:text-style-name="P6" draw:layer="layout" svg:width="0.4cm" svg:height="0.4cm" draw:transform="rotate (2.35619449019234) translate (3.101cm 5.08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5cm" svg:height="1.2cm" svg:x="3cm" svg:y="4.5cm">
          <draw:text-box>
            <text:p text:style-name="P3"><text:span text:style-name="T3">I</text:span><text:span text:style-name="T4">2</text:span></text:p>
          </draw:text-box>
        </draw:frame>
        <draw:circle draw:style-name="gr10" draw:text-style-name="P6" draw:layer="layout" svg:width="0.2cm" svg:height="0.2cm" svg:x="1.8cm" svg:y="0.9cm">
          <text:p/>
        </draw:circle>
        <draw:circle draw:style-name="gr10" draw:text-style-name="P6" draw:layer="layout" svg:width="0.2cm" svg:height="0.2cm" svg:x="11.8cm" svg:y="0.9cm">
          <text:p/>
        </draw:circle>
        <draw:custom-shape draw:style-name="gr6" draw:text-style-name="P6" draw:layer="layout" svg:width="0.4cm" svg:height="0.4cm" draw:transform="rotate (-1.5707963267949) translate (3.4cm 0.8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5cm" svg:height="1.2cm" svg:x="2.5cm" svg:y="1.1cm">
          <draw:text-box>
            <text:p text:style-name="P3"><text:span text:style-name="T3">I</text:span><text:span text:style-name="T4">1</text:span></text:p>
          </draw:text-box>
        </draw:frame>
        <draw:custom-shape draw:style-name="gr6" draw:text-style-name="P6" draw:layer="layout" svg:width="0.4cm" svg:height="0.4cm" draw:transform="rotate (1.5707963267949) translate (10.5cm 1.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1.5cm" svg:height="1.2cm" svg:x="9.9cm" svg:y="1.099cm">
          <draw:text-box>
            <text:p text:style-name="P3"><text:span text:style-name="T3">I</text:span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swiss"/>
    <style:font-face style:name="Arial3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1cm" svg:stroke-color="#808080" draw:marker-start-width="0.22cm" draw:marker-start-center="false" draw:marker-end-width="0.2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fan Mathis</meta:initial-creator>
    <meta:creation-date>2016-12-14T10:00:45.28</meta:creation-date>
    <dc:date>2025-09-20T12:45:59.678000000</dc:date>
    <meta:editing-duration>PT2H56M17S</meta:editing-duration>
    <meta:editing-cycles>38</meta:editing-cycles>
    <meta:generator>LibreOffice/7.0.6.2$Windows_X86_64 LibreOffice_project/144abb84a525d8e30c9dbbefa69cbbf2d8d4ae3b</meta:generator>
    <meta:document-statistic meta:object-count="37"/>
  </office:meta>
</office:document-meta>
</file>